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141.25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175.21pt"/>
    </style:style>
    <style:style style:name="co7" style:family="table-column">
      <style:table-column-properties fo:break-before="auto" style:column-width="134.31pt"/>
    </style:style>
    <style:style style:name="co8" style:family="table-column">
      <style:table-column-properties fo:break-before="auto" style:column-width="149.75pt"/>
    </style:style>
    <style:style style:name="co9" style:family="table-column">
      <style:table-column-properties fo:break-before="auto" style:column-width="118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4"/>
    <style:style style:name="ce3" style:family="table-cell" style:parent-style-name="Default" style:data-style-name="N123"/>
    <style:style style:name="ce7" style:family="table-cell" style:parent-style-name="Default" style:data-style-name="N126"/>
    <style:style style:name="ce9" style:family="table-cell" style:parent-style-name="Default" style:data-style-name="N0"/>
  </office:automatic-styles>
  <office:body>
    <office:spreadsheet>
      <table:calculation-settings table:automatic-find-labels="false"/>
      <table:table table:name="forward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n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C3]*[.C6]+[.D3]*[.D6]+[.E3]" office:value-type="float" office:value="0.7" calcext:value-type="float">
            <text:p>0.7</text:p>
          </table:table-cell>
          <table:table-cell table:formula="of:=[.C4]*[.C6]+[.D4]*[.D6]+[.E4]"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(1+EXP(-[.F7]))" office:value-type="float" office:value="0.668187772168166" calcext:value-type="float">
            <text:p>0.668187772168166</text:p>
          </table:table-cell>
          <table:table-cell table:formula="of:=1/(1+EXP(-[.G7]))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7"/>
          <table:table-cell table:formula="of:=[.F8]*[.F3]+[.G8]*[.G3]+[.H3]" office:value-type="float" office:value="1.02644702662988" calcext:value-type="float">
            <text:p>1.0264470266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7"/>
          <table:table-cell table:style-name="ce1" table:formula="of:=1/(1+EXP(-[.I9]))" office:value-type="float" office:value="0.736226498257402" calcext:value-type="float">
            <text:p>0.7362264982574020000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formula="of:=[.C15]*[.C18]+[.D15]*[.D18]+[.E15]*[.E18]+[.F15]*[.F18]+[.G15]*[.G18]" office:value-type="float" office:value="3.4" calcext:value-type="float">
            <text:p>3.4</text:p>
          </table:table-cell>
          <table:table-cell table:formula="of:=[.C16]*[.C18]+[.D16]*[.D18]+[.E16]*[.E18]+[.F16]*[.F18]+[.G16]*[.G18]"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19]))" office:value-type="float" office:value="0.96770453530155" calcext:value-type="float">
            <text:p>0.96770453530155</text:p>
          </table:table-cell>
          <table:table-cell table:formula="of:=1/(1+EXP(-[.I19]))" office:value-type="float" office:value="0.937026643943003" calcext:value-type="float">
            <text:p>0.9370266439430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15]*[.H20]+[.I15]*[.I20]+[.J15]" office:value-type="float" office:value="1.35833941056" calcext:value-type="float">
            <text:p>1.35833941056</text:p>
          </table:table-cell>
          <table:table-cell table:formula="of:=[.H20]*[.H16]+[.I20]*[.I16]+[.J20]*[.J16]" office:value-type="float" office:value="1.33363534013917" calcext:value-type="float">
            <text:p>1.33363534013917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formula="of:=1/(1+EXP(-[.K21]))" office:value-type="float" office:value="0.795489675867213" calcext:value-type="float">
            <text:p>0.795489675867213</text:p>
          </table:table-cell>
          <table:table-cell table:formula="of:=1/(1+EXP(-[.L21]))" office:value-type="float" office:value="0.791441326894792" calcext:value-type="float">
            <text:p>0.791441326894792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formula="of:=[.C30]*[.C33]+[.D30]*[.D33]+[.E30]*[.E33]+[.F30]*[.F33]+[.G30]*[.G33]" office:value-type="float" office:value="3.4" calcext:value-type="float">
            <text:p>3.4</text:p>
          </table:table-cell>
          <table:table-cell table:formula="of:=[.C31]*[.C33]+[.D31]*[.D33]+[.E31]*[.E33]+[.F31]*[.F33]+[.G31]*[.G33]"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34])" office:value-type="float" office:value="0.997774927934279" calcext:value-type="float">
            <text:p>0.997774927934279</text:p>
          </table:table-cell>
          <table:table-cell table:formula="of:=TANH([.I34])" office:value-type="float" office:value="0.991007453678118" calcext:value-type="float">
            <text:p>0.9910074536781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30]*[.H35]+[.I30]*[.I35]+[.J30]" office:value-type="float" office:value="1.39529967124429" calcext:value-type="float">
            <text:p>1.39529967124429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formula="of:=TANH([.K36])" office:value-type="float" office:value="0.884331422484791" calcext:value-type="float">
            <text:p>0.884331422484791</text:p>
          </table:table-cell>
          <table:table-cell/>
        </table:table-row>
      </table:table>
      <table:table table:name="backward" table:style-name="ta1">
        <table:table-column table:style-name="co3" table:default-cell-style-name="Default"/>
        <table:table-column table:style-name="co1" table:default-cell-style-name="Default"/>
        <table:table-column table:style-name="co4" table:number-columns-repeated="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n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C3]*[.C6]+[.D3]*[.D6]+[.E3]" office:value-type="float" office:value="0.7" calcext:value-type="float">
            <text:p>0.7</text:p>
          </table:table-cell>
          <table:table-cell table:formula="of:=[.C4]*[.C6]+[.D4]*[.D6]+[.E4]"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(1+EXP(-[.F7]))" office:value-type="float" office:value="0.668187772168166" calcext:value-type="float">
            <text:p>0.668187772168166</text:p>
          </table:table-cell>
          <table:table-cell table:formula="of:=1/(1+EXP(-[.G7]))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7"/>
          <table:table-cell table:formula="of:=[.F8]*[.F3]+[.G8]*[.G3]+[.H3]" office:value-type="float" office:value="1.02644702662988" calcext:value-type="float">
            <text:p>1.02644702662988</text:p>
          </table:table-cell>
          <table:table-cell/>
          <table:table-cell office:value-type="string" calcext:value-type="string">
            <text:p>outpu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7"/>
          <table:table-cell table:style-name="ce3" table:formula="of:=1/(1+EXP(-[.I9]))" office:value-type="float" office:value="0.736226498257402" calcext:value-type="float">
            <text:p>0.7362265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8]" office:value-type="float" office:value="0.668187772168166" calcext:value-type="float">
            <text:p>0.668187772168166</text:p>
          </table:table-cell>
          <table:table-cell table:formula="of:=[.G8]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style-name="ce3" table:formula="of:=[.I10]" office:value-type="float" office:value="0.736226498257402" calcext:value-type="float">
            <text:p>0.7362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F7]" office:value-type="float" office:value="0.7" calcext:value-type="float">
            <text:p>0.7</text:p>
          </table:table-cell>
          <table:table-cell table:formula="of:=[.G7]" office:value-type="float" office:value="1.1" calcext:value-type="float">
            <text:p>1.1</text:p>
          </table:table-cell>
          <table:table-cell/>
          <table:table-cell table:formula="of:=[.I9]" office:value-type="float" office:value="1.02644702662988" calcext:value-type="float">
            <text:p>1.0264470266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4"/>
          <table:table-cell table:formula="of:=(EXP(-[.F14]) / ((1+EXP(-[.F14]))*(1+EXP(-[.F14])))  ) *[.I15]*[.F3]" office:value-type="float" office:value="0.00915386790930695" calcext:value-type="float">
            <text:p>0.009153867909307</text:p>
          </table:table-cell>
          <table:table-cell table:formula="of:=(EXP(-[.G14]) / ((1+EXP(-[.G14]))*(1+EXP(-[.G14])))  ) *[.I15]*[.G3]" office:value-type="float" office:value="0.00257864913613335" calcext:value-type="float">
            <text:p>0.002578649136133</text:p>
          </table:table-cell>
          <table:table-cell/>
          <table:table-cell table:formula="of:=(EXP(-[.I14]) / ((1+EXP(-[.I14]))*(1+EXP(-[.I14])))  ) * ([.I13]-[.L9])" office:value-type="float" office:value="0.0458744870904639" calcext:value-type="float">
            <text:p>0.045874487090464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grad</text:p>
          </table:table-cell>
          <table:table-cell/>
          <table:table-cell table:formula="of:=[.C13]*[.F15]" office:value-type="float" office:value="0.00915386790930695" calcext:value-type="float">
            <text:p>0.009153867909307</text:p>
          </table:table-cell>
          <table:table-cell table:formula="of:=[.D13]*[.F15]" office:value-type="float" office:value="0.0183077358186139" calcext:value-type="float">
            <text:p>0.018307735818614</text:p>
          </table:table-cell>
          <table:table-cell table:formula="of:=[.E13]*[.F15]" office:value-type="float" office:value="0.00915386790930695" calcext:value-type="float">
            <text:p>0.009153867909307</text:p>
          </table:table-cell>
          <table:table-cell table:formula="of:=[.F13]*[.I15]" office:value-type="float" office:value="0.0306527713283343" calcext:value-type="float">
            <text:p>0.030652771328334</text:p>
          </table:table-cell>
          <table:table-cell table:formula="of:=[.G13]*[.I15]" office:value-type="float" office:value="0.0344177975286133" calcext:value-type="float">
            <text:p>0.034417797528613</text:p>
          </table:table-cell>
          <table:table-cell table:formula="of:=[.H13]*[.I15]" office:value-type="float" office:value="0.0458744870904639" calcext:value-type="float">
            <text:p>0.045874487090464</text:p>
          </table:table-cell>
          <table:table-cell table:number-columns-repeated="2"/>
          <table:table-cell office:value-type="string" calcext:value-type="string">
            <text:p>eta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2"/>
          <table:table-cell table:formula="of:=[.C13]*[.G15]" office:value-type="float" office:value="0.00257864913613335" calcext:value-type="float">
            <text:p>0.002578649136133</text:p>
          </table:table-cell>
          <table:table-cell table:formula="of:=[.D13]*[.G15]" office:value-type="float" office:value="0.0051572982722667" calcext:value-type="float">
            <text:p>0.005157298272267</text:p>
          </table:table-cell>
          <table:table-cell table:formula="of:=[.E13]*[.G15]" office:value-type="float" office:value="0.00257864913613335" calcext:value-type="float">
            <text:p>0.00257864913613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lta w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update delta w</text:p>
          </table:table-cell>
          <table:table-cell/>
          <table:table-cell table:formula="of:=-[.$L$16]*[.C16]+[.$L$15]*[.C19]" office:value-type="float" office:value="-0.00228846697732674" calcext:value-type="float">
            <text:p>-0.002288466977327</text:p>
          </table:table-cell>
          <table:table-cell table:formula="of:=-[.$L$16]*[.D16]+[.$L$15]*[.D19]" office:value-type="float" office:value="-0.00457693395465347" calcext:value-type="float">
            <text:p>-0.004576933954653</text:p>
          </table:table-cell>
          <table:table-cell table:formula="of:=-[.$L$16]*[.E16]+[.$L$15]*[.E19]" office:value-type="float" office:value="-0.00228846697732674" calcext:value-type="float">
            <text:p>-0.002288466977327</text:p>
          </table:table-cell>
          <table:table-cell table:formula="of:=-[.$L$16]*[.F16]+[.$L$15]*[.F19]" office:value-type="float" office:value="-0.00766319283208359" calcext:value-type="float">
            <text:p>-0.007663192832084</text:p>
          </table:table-cell>
          <table:table-cell table:formula="of:=-[.$L$16]*[.G16]+[.$L$15]*[.G19]" office:value-type="float" office:value="-0.00860444938215332" calcext:value-type="float">
            <text:p>-0.008604449382153</text:p>
          </table:table-cell>
          <table:table-cell table:formula="of:=-[.$L$16]*[.H16]+[.$L$15]*[.H19]" office:value-type="float" office:value="-0.011468621772616" calcext:value-type="float">
            <text:p>-0.0114686217726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-[.$L$16]*[.C17]+[.$L$15]*[.C20]" office:value-type="float" office:value="-0.000644662284033338" calcext:value-type="float">
            <text:p>-0.000644662284033</text:p>
          </table:table-cell>
          <table:table-cell table:formula="of:=-[.$L$16]*[.D17]+[.$L$15]*[.D20]" office:value-type="float" office:value="-0.00128932456806668" calcext:value-type="float">
            <text:p>-0.001289324568067</text:p>
          </table:table-cell>
          <table:table-cell table:formula="of:=-[.$L$16]*[.E17]+[.$L$15]*[.E20]" office:value-type="float" office:value="-0.000644662284033338" calcext:value-type="float">
            <text:p>-0.00064466228403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update w</text:p>
          </table:table-cell>
          <table:table-cell/>
          <table:table-cell table:style-name="ce2" table:formula="of:=[.C3]+[.C24]" office:value-type="float" office:value="0.497711533022673" calcext:value-type="float">
            <text:p>0.49771153302267300</text:p>
          </table:table-cell>
          <table:table-cell table:style-name="ce2" table:formula="of:=[.D3]+[.D24]" office:value-type="float" office:value="-0.00457693395465348" calcext:value-type="float">
            <text:p>-0.00457693395465348</text:p>
          </table:table-cell>
          <table:table-cell table:style-name="ce2" table:formula="of:=[.E3]+[.E24]" office:value-type="float" office:value="0.197711533022673" calcext:value-type="float">
            <text:p>0.19771153302267300</text:p>
          </table:table-cell>
          <table:table-cell table:style-name="ce2" table:formula="of:=[.F3]+[.F24]" office:value-type="float" office:value="0.892336807167916" calcext:value-type="float">
            <text:p>0.89233680716791600</text:p>
          </table:table-cell>
          <table:table-cell table:style-name="ce2" table:formula="of:=[.G3]+[.G24]" office:value-type="float" office:value="0.291395550617847" calcext:value-type="float">
            <text:p>0.29139555061784700</text:p>
          </table:table-cell>
          <table:table-cell table:style-name="ce2" table:formula="of:=[.H3]+[.H24]" office:value-type="float" office:value="0.188531378227384" calcext:value-type="float">
            <text:p>0.188531378227384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formula="of:=[.C4]+[.C25]" office:value-type="float" office:value="0.199355337715967" calcext:value-type="float">
            <text:p>0.19935533771596700</text:p>
          </table:table-cell>
          <table:table-cell table:style-name="ce2" table:formula="of:=[.D4]+[.D25]" office:value-type="float" office:value="0.0987106754319333" calcext:value-type="float">
            <text:p>0.09871067543193330</text:p>
          </table:table-cell>
          <table:table-cell table:style-name="ce2" table:formula="of:=[.E4]+[.E25]" office:value-type="float" office:value="0.699355337715967" calcext:value-type="float">
            <text:p>0.69935533771596700</text:p>
          </table:table-cell>
          <table:table-cell table:style-name="ce2" table:number-columns-repeated="3"/>
          <table:table-cell table:number-columns-repeated="4"/>
        </table:table-row>
      </table:table>
      <table:table table:name="RNN_feedforward_2nd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4]*[.C7]+[.D4]*[.D7]+[.E4]*[.E7]+[.F4]*[.F7]+[.G4]*[.G7]" office:value-type="float" office:value="4" calcext:value-type="float">
            <text:p>4.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8]))" office:value-type="float" office:value="0.982013790037908" calcext:value-type="float">
            <text:p>0.98201379003790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9]*[.H4]+[.I9]*[.I4]" office:value-type="float" office:value="0.798201379003791" calcext:value-type="float">
            <text:p>0.798201379003791</text:p>
          </table:table-cell>
          <table:table-cell table:formula="of:=[.H9]*[.H5]+[.I5]*[.I9]" office:value-type="float" office:value="1.09640275800758" calcext:value-type="float">
            <text:p>1.09640275800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10]))" office:value-type="float" office:value="0.689589607251556" calcext:value-type="float">
            <text:p>0.689589607251556</text:p>
          </table:table-cell>
          <table:table-cell table:style-name="ce1" table:formula="of:=1/(1+EXP(-[.K10]))" office:value-type="float" office:value="0.749585484198447" calcext:value-type="float">
            <text:p>0.74958548419844700000</text:p>
          </table:table-cell>
          <table:table-cell table:number-columns-repeated="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8]*[.C21]+[.D18]*[.D21]+[.E18]*[.E21]+[.F18]*[.F21]+[.G18]*[.G21]" office:value-type="float" office:value="3.4" calcext:value-type="float">
            <text:p>3.4000</text:p>
          </table:table-cell>
          <table:table-cell table:formula="of:=[.C21]*[.C19]+[.D21]*[.D19]+[.E21]*[.E19]+[.F21]*[.F19]+[.G21]*[.G19]" office:value-type="float" office:value="2.7" calcext:value-type="float">
            <text:p>2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22]))" office:value-type="float" office:value="0.967704535301549" calcext:value-type="float">
            <text:p>0.967704535301549</text:p>
          </table:table-cell>
          <table:table-cell table:formula="of:=1/(1+EXP(-[.I22]))" office:value-type="float" office:value="0.937026643943003" calcext:value-type="float">
            <text:p>0.9370266439430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23]*[.H18]+[.I23]*[.I18]+[.J23]*[.J18]" office:value-type="float" office:value="1.66463674616569" calcext:value-type="float">
            <text:p>1.66463674616569</text:p>
          </table:table-cell>
          <table:table-cell table:formula="of:=[.H23]*[.H19]+[.I19]*[.I23]+[.J23]*[.J19]" office:value-type="float" office:value="1.0874053287886" calcext:value-type="float">
            <text:p>1.0874053287886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1/(1+EXP(-[.K24]))" office:value-type="float" office:value="0.840859449552033" calcext:value-type="float">
            <text:p>0.84085944955203300000</text:p>
          </table:table-cell>
          <table:table-cell table:formula="of:=1/(1+EXP(-[.L24]))" office:value-type="float" office:value="0.74789281328782" calcext:value-type="float">
            <text:p>0.74789281328782</text:p>
          </table:table-cell>
          <table:table-cell/>
        </table:table-row>
        <table:table-row table:style-name="ro1" table:number-rows-repeated="3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60]*[.C63]+[.D60]*[.D63]+[.E60]*[.E63]+[.F60]*[.F63]+[.G60]*[.G63]" office:value-type="float" office:value="3.4" calcext:value-type="float">
            <text:p>3.4000</text:p>
          </table:table-cell>
          <table:table-cell table:formula="of:=[.C63]*[.C61]+[.D63]*[.D61]+[.E63]*[.E61]+[.F63]*[.F61]+[.G63]*[.G61]" office:value-type="float" office:value="2.8" calcext:value-type="float">
            <text:p>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64])" office:value-type="float" office:value="0.997774927934279" calcext:value-type="float">
            <text:p>0.997774927934279</text:p>
          </table:table-cell>
          <table:table-cell table:formula="of:=TANH([.I64])" office:value-type="float" office:value="0.992631520201128" calcext:value-type="float">
            <text:p>0.9926315202011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65]*[.H60]+[.I65]*[.I60]+[.J65]*[.J60]" office:value-type="float" office:value="1.09852630404023" calcext:value-type="float">
            <text:p>1.09852630404023</text:p>
          </table:table-cell>
          <table:table-cell table:formula="of:=[.H65]*[.H61]+[.I61]*[.I65]+[.J65]*[.J61]" office:value-type="float" office:value="1.69461955693422" calcext:value-type="float">
            <text:p>1.69461955693422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TANH([.K66])" office:value-type="float" office:value="0.799969043404605" calcext:value-type="float">
            <text:p>0.79996904340460500000</text:p>
          </table:table-cell>
          <table:table-cell table:formula="of:=TANH([.L66])" office:value-type="float" office:value="0.934733066362687" calcext:value-type="float">
            <text:p>0.934733066362687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72]*[.C75]+[.D72]*[.D75]+[.E72]*[.E75]+[.F72]*[.F75]+[.G72]*[.G75]" office:value-type="float" office:value="2.8" calcext:value-type="float">
            <text:p>2.8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76]))" office:value-type="float" office:value="0.942675824101131" calcext:value-type="float">
            <text:p>0.9426758241011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77]*[.H72]+[.I77]*[.I72]" office:value-type="float" office:value="0.294267582410113" calcext:value-type="float">
            <text:p>0.294267582410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78]))" office:value-type="float" office:value="0.573040585270667" calcext:value-type="float">
            <text:p>0.573040585270667</text:p>
          </table:table-cell>
          <table:table-cell table:style-name="ce1" office:value-type="float" office:value="1" calcext:value-type="float">
            <text:p>1.0000000000000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0"/>
          <table:table-cell table:formula="of:=[.J79]*[.J72]+[.K79]*[.K72]" office:value-type="float" office:value="0.601128409689467" calcext:value-type="float">
            <text:p>0.601128409689467</text:p>
          </table:table-cell>
          <table:table-cell table:formula="of:=[.J79]*[.J73]+[.K73]*[.K79]" office:value-type="float" office:value="1.2157365267436" calcext:value-type="float">
            <text:p>1.2157365267436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10"/>
          <table:table-cell table:formula="of:=1/(1+EXP(-[.L80]))" office:value-type="float" office:value="0.645914426127551" calcext:value-type="float">
            <text:p>0.645914426127551</text:p>
          </table:table-cell>
          <table:table-cell table:formula="of:=1/(1+EXP(-[.M80]))" office:value-type="float" office:value="0.771312387165297" calcext:value-type="float">
            <text:p>0.771312387165297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_new</text:p>
          </table:table-cell>
          <table:table-cell office:value-type="string" calcext:value-type="string">
            <text:p>tanh(c_new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M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1/(1+EXP(-[.J10]))" office:value-type="float" office:value="0.689589607251556" calcext:value-type="float">
            <text:p>0.689589607251556</text:p>
          </table:table-cell>
          <table:table-cell table:formula="of:=1/(1+EXP(-[.K10]))" office:value-type="float" office:value="0.749585484198447" calcext:value-type="float">
            <text:p>0.749585484198447</text:p>
          </table:table-cell>
          <table:table-cell table:style-name="ce1" table:formula="of:=[.C86]*[.B86]+[.C87]*[.C88]" office:value-type="float" office:value="1.01745633312164" calcext:value-type="float">
            <text:p>1.01745633312164000000</text:p>
          </table:table-cell>
          <table:table-cell table:formula="of:=TANH([.E86])" office:value-type="float" office:value="0.7688284557393" calcext:value-type="float">
            <text:p>0.7688284557393</text:p>
          </table:table-cell>
          <table:table-cell table:formula="of:=[.F86]*[.C89]" office:value-type="float" office:value="0.496597390779382" calcext:value-type="float">
            <text:p>0.496597390779382</text:p>
          </table:table-cell>
          <table:table-cell table:formula="of:=[.G86]/[.G91]" office:value-type="float" office:value="0.469404624141351" calcext:value-type="float">
            <text:p>0.4694046241413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1/(1+EXP(-[.K24]))" office:value-type="float" office:value="0.840859449552033" calcext:value-type="float">
            <text:p>0.840859449552033</text:p>
          </table:table-cell>
          <table:table-cell table:formula="of:=1/(1+EXP(-[.L24]))" office:value-type="float" office:value="0.74789281328782" calcext:value-type="float">
            <text:p>0.74789281328782</text:p>
          </table:table-cell>
          <table:table-cell table:formula="of:=[.B87]*[.D86]+[.D87]*[.D88]" office:value-type="float" office:value="0.923955787934675" calcext:value-type="float">
            <text:p>0.923955787934675</text:p>
          </table:table-cell>
          <table:table-cell table:formula="of:=TANH([.E87])" office:value-type="float" office:value="0.727763423120701" calcext:value-type="float">
            <text:p>0.727763423120701</text:p>
          </table:table-cell>
          <table:table-cell table:formula="of:=[.F87]*[.D89]" office:value-type="float" office:value="0.561332943178816" calcext:value-type="float">
            <text:p>0.561332943178816</text:p>
          </table:table-cell>
          <table:table-cell table:formula="of:=[.G87]/[.G91]" office:value-type="float" office:value="0.530595375858649" calcext:value-type="float">
            <text:p>0.5305953758586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TANH([.K66])" office:value-type="float" office:value="0.799969043404605" calcext:value-type="float">
            <text:p>0.799969043404605</text:p>
          </table:table-cell>
          <table:table-cell table:formula="of:=TANH([.L66])" office:value-type="float" office:value="0.934733066362687" calcext:value-type="float">
            <text:p>0.93473306636268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1/(1+EXP(-[.L80]))" office:value-type="float" office:value="0.645914426127551" calcext:value-type="float">
            <text:p>0.645914426127551</text:p>
          </table:table-cell>
          <table:table-cell table:formula="of:=1/(1+EXP(-[.M80]))" office:value-type="float" office:value="0.771312387165297" calcext:value-type="float">
            <text:p>0.771312387165297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formula="of:=SUM([.G86:.G87])" office:value-type="float" office:value="1.0579303339582" calcext:value-type="float">
            <text:p>1.0579303339582</text:p>
          </table:table-cell>
          <table:table-cell table:number-columns-repeated="6"/>
        </table:table-row>
      </table:table>
      <table:table table:name="RNN_feedforward_2nd_" table:style-name="ta1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RNN_feedforward_2nd.H86]" office:value-type="float" office:value="0.469404624141351" calcext:value-type="float">
            <text:p>0.469404624141351</text:p>
          </table:table-cell>
          <table:table-cell table:formula="of:=[RNN_feedforward_2nd.H87]" office:value-type="float" office:value="0.530595375858649" calcext:value-type="float">
            <text:p>0.5305953758586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4]*[.C7]+[.D4]*[.D7]+[.E4]*[.E7]+[.F4]*[.F7]+[.G4]*[.G7]" office:value-type="float" office:value="1.34694046241414" calcext:value-type="float">
            <text:p>1.34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8]))" office:value-type="float" office:value="0.79362898110484" calcext:value-type="float">
            <text:p>0.7936289811048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9]*[.H4]+[.I9]*[.I4]" office:value-type="float" office:value="0.779362898110484" calcext:value-type="float">
            <text:p>0.779362898110484</text:p>
          </table:table-cell>
          <table:table-cell table:formula="of:=[.H9]*[.H5]+[.I5]*[.I9]" office:value-type="float" office:value="1.05872579622097" calcext:value-type="float">
            <text:p>1.05872579622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10]))" office:value-type="float" office:value="0.685542787653769" calcext:value-type="float">
            <text:p>0.685542787653769</text:p>
          </table:table-cell>
          <table:table-cell table:style-name="ce1" table:formula="of:=1/(1+EXP(-[.K10]))" office:value-type="float" office:value="0.742446968014836" calcext:value-type="float">
            <text:p>0.74244696801483600000</text:p>
          </table:table-cell>
          <table:table-cell table:number-columns-repeated="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RNN_feedforward_2nd.H86]" office:value-type="float" office:value="0.469404624141351" calcext:value-type="float">
            <text:p>0.469404624141351</text:p>
          </table:table-cell>
          <table:table-cell table:formula="of:=[RNN_feedforward_2nd.H87]" office:value-type="float" office:value="0.530595375858649" calcext:value-type="float">
            <text:p>0.5305953758586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8]*[.C21]+[.D18]*[.D21]+[.E18]*[.E21]+[.F18]*[.F21]+[.G18]*[.G21]" office:value-type="float" office:value="1.09388092482827" calcext:value-type="float">
            <text:p>1.0939</text:p>
          </table:table-cell>
          <table:table-cell table:formula="of:=[.C21]*[.C19]+[.D21]*[.D19]+[.E21]*[.E19]+[.F21]*[.F19]+[.G21]*[.G19]" office:value-type="float" office:value="1.34082138724241" calcext:value-type="float">
            <text:p>1.340821387242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22]))" office:value-type="float" office:value="0.749111820361658" calcext:value-type="float">
            <text:p>0.749111820361658</text:p>
          </table:table-cell>
          <table:table-cell table:formula="of:=1/(1+EXP(-[.I22]))" office:value-type="float" office:value="0.79262498582021" calcext:value-type="float">
            <text:p>0.792624985820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23]*[.H18]+[.I23]*[.I18]+[.J23]*[.J18]" office:value-type="float" office:value="1.45346313690751" calcext:value-type="float">
            <text:p>1.45346313690751</text:p>
          </table:table-cell>
          <table:table-cell table:formula="of:=[.H23]*[.H19]+[.I19]*[.I23]+[.J23]*[.J19]" office:value-type="float" office:value="1.05852499716404" calcext:value-type="float">
            <text:p>1.05852499716404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1/(1+EXP(-[.K24]))" office:value-type="float" office:value="0.8105308420094" calcext:value-type="float">
            <text:p>0.81053084200940000000</text:p>
          </table:table-cell>
          <table:table-cell table:formula="of:=1/(1+EXP(-[.L24]))" office:value-type="float" office:value="0.742408569456823" calcext:value-type="float">
            <text:p>0.742408569456823</text:p>
          </table:table-cell>
          <table:table-cell/>
        </table:table-row>
        <table:table-row table:style-name="ro1" table:number-rows-repeated="3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RNN_feedforward_2nd.H86]" office:value-type="float" office:value="0.469404624141351" calcext:value-type="float">
            <text:p>0.469404624141351</text:p>
          </table:table-cell>
          <table:table-cell table:formula="of:=[RNN_feedforward_2nd.H87]" office:value-type="float" office:value="0.530595375858649" calcext:value-type="float">
            <text:p>0.5305953758586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60]*[.C63]+[.D60]*[.D63]+[.E60]*[.E63]+[.F60]*[.F63]+[.G60]*[.G63]" office:value-type="float" office:value="1.09388092482827" calcext:value-type="float">
            <text:p>1.0939</text:p>
          </table:table-cell>
          <table:table-cell table:formula="of:=[.C63]*[.C61]+[.D63]*[.D61]+[.E63]*[.E61]+[.F63]*[.F61]+[.G63]*[.G61]" office:value-type="float" office:value="1.34694046241414" calcext:value-type="float">
            <text:p>1.346940462414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64])" office:value-type="float" office:value="0.798290250217041" calcext:value-type="float">
            <text:p>0.798290250217041</text:p>
          </table:table-cell>
          <table:table-cell table:formula="of:=TANH([.I64])" office:value-type="float" office:value="0.87332920855638" calcext:value-type="float">
            <text:p>0.8733292085563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65]*[.H60]+[.I65]*[.I60]+[.J65]*[.J60]" office:value-type="float" office:value="1.07466584171128" calcext:value-type="float">
            <text:p>1.07466584171128</text:p>
          </table:table-cell>
          <table:table-cell table:formula="of:=[.H65]*[.H61]+[.I61]*[.I65]+[.J65]*[.J61]" office:value-type="float" office:value="1.59115947101117" calcext:value-type="float">
            <text:p>1.59115947101117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TANH([.K66])" office:value-type="float" office:value="0.791212617414962" calcext:value-type="float">
            <text:p>0.79121261741496200000</text:p>
          </table:table-cell>
          <table:table-cell table:formula="of:=TANH([.L66])" office:value-type="float" office:value="0.92032691868245" calcext:value-type="float">
            <text:p>0.92032691868245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RNN_feedforward_2nd.H86]" office:value-type="float" office:value="0.469404624141351" calcext:value-type="float">
            <text:p>0.469404624141351</text:p>
          </table:table-cell>
          <table:table-cell table:formula="of:=[RNN_feedforward_2nd.H87]" office:value-type="float" office:value="0.530595375858649" calcext:value-type="float">
            <text:p>0.5305953758586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72]*[.C75]+[.D72]*[.D75]+[.E72]*[.E75]+[.F72]*[.F75]+[.G72]*[.G75]" office:value-type="float" office:value="1.18776184965654" calcext:value-type="float">
            <text:p>1.1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76]))" office:value-type="float" office:value="0.766340533867646" calcext:value-type="float">
            <text:p>0.76634053386764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77]*[.H72]+[.I77]*[.I72]" office:value-type="float" office:value="0.276634053386765" calcext:value-type="float">
            <text:p>0.2766340533867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78]))" office:value-type="float" office:value="0.568720824845917" calcext:value-type="float">
            <text:p>0.568720824845917</text:p>
          </table:table-cell>
          <table:table-cell table:style-name="ce1" office:value-type="float" office:value="1" calcext:value-type="float">
            <text:p>1.0000000000000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0"/>
          <table:table-cell table:formula="of:=[.J79]*[.J72]+[.K79]*[.K72]" office:value-type="float" office:value="0.598104577392142" calcext:value-type="float">
            <text:p>0.598104577392142</text:p>
          </table:table-cell>
          <table:table-cell table:formula="of:=[.J79]*[.J73]+[.K73]*[.K79]" office:value-type="float" office:value="1.21184874236133" calcext:value-type="float">
            <text:p>1.21184874236133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3"/>
          <table:table-cell table:formula="of:=[RNN_feedforward_2nd.H86]" office:value-type="float" office:value="0.469404624141351" calcext:value-type="float">
            <text:p>0.469404624141351</text:p>
          </table:table-cell>
          <table:table-cell table:formula="of:=[RNN_feedforward_2nd.H87]" office:value-type="float" office:value="0.530595375858649" calcext:value-type="float">
            <text:p>0.530595375858649</text:p>
          </table:table-cell>
          <table:table-cell table:number-columns-repeated="5"/>
          <table:table-cell table:formula="of:=1/(1+EXP(-[.L80]))" office:value-type="float" office:value="0.645222543780728" calcext:value-type="float">
            <text:p>0.645222543780728</text:p>
          </table:table-cell>
          <table:table-cell table:formula="of:=1/(1+EXP(-[.M80]))" office:value-type="float" office:value="0.770625899232077" calcext:value-type="float">
            <text:p>0.770625899232077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c_old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_new</text:p>
          </table:table-cell>
          <table:table-cell office:value-type="string" calcext:value-type="string">
            <text:p>tanh(c_new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M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table:formula="of:=[RNN_feedforward_2nd.E86]" office:value-type="float" office:value="1.01745633312164" calcext:value-type="float">
            <text:p>1.01745633312164000000</text:p>
          </table:table-cell>
          <table:table-cell table:formula="of:=1/(1+EXP(-[.J10]))" office:value-type="float" office:value="0.685542787653769" calcext:value-type="float">
            <text:p>0.685542787653769</text:p>
          </table:table-cell>
          <table:table-cell table:formula="of:=1/(1+EXP(-[.K10]))" office:value-type="float" office:value="0.742446968014836" calcext:value-type="float">
            <text:p>0.742446968014836</text:p>
          </table:table-cell>
          <table:table-cell table:style-name="ce1" table:formula="of:=[.C86]*[.B86]+[.C87]*[.C88]" office:value-type="float" office:value="1.338812079926" calcext:value-type="float">
            <text:p>1.33881207992600000000</text:p>
          </table:table-cell>
          <table:table-cell table:formula="of:=TANH([.E86])" office:value-type="float" office:value="0.871386628026913" calcext:value-type="float">
            <text:p>0.871386628026913</text:p>
          </table:table-cell>
          <table:table-cell table:formula="of:=[.F86]*[.C89]" office:value-type="float" office:value="0.562238296752035" calcext:value-type="float">
            <text:p>0.562238296752035</text:p>
          </table:table-cell>
          <table:table-cell table:formula="of:=[.G86]/[.G91]" office:value-type="float" office:value="0.453692800787076" calcext:value-type="float">
            <text:p>0.453692800787076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RNN_feedforward_2nd.E87]" office:value-type="float" office:value="0.923955787934675" calcext:value-type="float">
            <text:p>0.923955787934675</text:p>
          </table:table-cell>
          <table:table-cell table:formula="of:=1/(1+EXP(-[.K24]))" office:value-type="float" office:value="0.8105308420094" calcext:value-type="float">
            <text:p>0.8105308420094</text:p>
          </table:table-cell>
          <table:table-cell table:formula="of:=1/(1+EXP(-[.L24]))" office:value-type="float" office:value="0.742408569456823" calcext:value-type="float">
            <text:p>0.742408569456823</text:p>
          </table:table-cell>
          <table:table-cell table:formula="of:=[.B87]*[.D86]+[.D87]*[.D88]" office:value-type="float" office:value="1.3692467644635" calcext:value-type="float">
            <text:p>1.3692467644635</text:p>
          </table:table-cell>
          <table:table-cell table:formula="of:=TANH([.E87])" office:value-type="float" office:value="0.878520417308256" calcext:value-type="float">
            <text:p>0.878520417308256</text:p>
          </table:table-cell>
          <table:table-cell table:formula="of:=[.F87]*[.D89]" office:value-type="float" office:value="0.677010586581914" calcext:value-type="float">
            <text:p>0.677010586581914</text:p>
          </table:table-cell>
          <table:table-cell table:formula="of:=[.G87]/[.G91]" office:value-type="float" office:value="0.546307199212925" calcext:value-type="float">
            <text:p>0.54630719921292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TANH([.K66])" office:value-type="float" office:value="0.791212617414962" calcext:value-type="float">
            <text:p>0.791212617414962</text:p>
          </table:table-cell>
          <table:table-cell table:formula="of:=TANH([.L66])" office:value-type="float" office:value="0.92032691868245" calcext:value-type="float">
            <text:p>0.9203269186824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1/(1+EXP(-[.L80]))" office:value-type="float" office:value="0.645222543780728" calcext:value-type="float">
            <text:p>0.645222543780728</text:p>
          </table:table-cell>
          <table:table-cell table:formula="of:=1/(1+EXP(-[.M80]))" office:value-type="float" office:value="0.770625899232077" calcext:value-type="float">
            <text:p>0.770625899232077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formula="of:=SUM([.G86:.G87])" office:value-type="float" office:value="1.23924888333395" calcext:value-type="float">
            <text:p>1.23924888333395</text:p>
          </table:table-cell>
          <table:table-cell table:number-columns-repeated="6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/>
          <table:table-cell table:formula="of:=4.3+4.3+3.3" office:value-type="float" office:value="11.9" calcext:value-type="float">
            <text:p>11.9</text:p>
          </table:table-cell>
          <table:table-cell table:style-name="ce9" office:value-type="float" office:value="11.5" calcext:value-type="float">
            <text:p>11.5</text:p>
          </table:table-cell>
          <table:table-cell table:formula="of:=[.B102]/[.C102]" office:value-type="float" office:value="1.03478260869565" calcext:value-type="float">
            <text:p>1.03478260869565</text:p>
          </table:table-cell>
          <table:table-cell table:number-columns-repeated="9"/>
        </table:table-row>
        <table:table-row table:style-name="ro1">
          <table:table-cell/>
          <table:table-cell table:formula="of:=4.3+3.3" office:value-type="float" office:value="7.6" calcext:value-type="float">
            <text:p>7.6</text:p>
          </table:table-cell>
          <table:table-cell office:value-type="float" office:value="9.5" calcext:value-type="float">
            <text:p>9.5</text:p>
          </table:table-cell>
          <table:table-cell table:formula="of:=[.B103]/[.C103]" office:value-type="float" office:value="0.8" calcext:value-type="float">
            <text:p>0.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20" loext:min-decimal-places="20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17" loext:min-decimal-places="17" number:min-integer-digits="1"/>
    </number:number-style>
    <number:number-style style:name="N125">
      <number:number number:decimal-places="0" loext:min-decimal-places="0" number:min-integer-digits="4"/>
    </number:number-style>
    <number:number-style style:name="N126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10:43:02.003100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1:31:29.332781574</meta:creation-date>
    <meta:generator>LibreOffice/6.0.7.3$Linux_X86_64 LibreOffice_project/00m0$Build-3</meta:generator>
    <dc:date>2019-05-15T10:47:40.339260586</dc:date>
    <meta:editing-duration>P4DT4H43M</meta:editing-duration>
    <meta:editing-cycles>12</meta:editing-cycles>
    <meta:document-statistic meta:table-count="4" meta:cell-count="636" meta:object-count="0"/>
  </office:meta>
</office:document-meta>
</file>